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11T13:30:00" calcext:value-type="date">
            <text:p>03/11/22 01:30 PM</text:p>
          </table:table-cell>
          <table:table-cell table:style-name="ce15" table:formula="of:=[.B98]-[.A98]" office:value-type="time" office:time-value="PT00H00M00S" calcext:value-type="time">
            <text:p>00:00:00</text:p>
          </table:table-cell>
          <table:table-cell table:style-name="ce7" table:formula="of:=[.C98]+[.D97]" office:value-type="time" office:time-value="PT63H40M59.999999S" calcext:value-type="time">
            <text:p>63:4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-</number:text>
      <number:year/>
    </number:dat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21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3:26:38.0007018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3-11T13:27:21.641967420</dc:date>
    <meta:editing-cycles>156</meta:editing-cycles>
    <meta:editing-duration>P2DT2H8M9S</meta:editing-duration>
    <meta:generator>LibreOffice/7.3.1.3$Linux_X86_64 LibreOffice_project/30$Build-3</meta:generator>
    <meta:document-statistic meta:table-count="1" meta:cell-count="476" meta:object-count="0"/>
    <meta:user-defined meta:name="AppVersion">15.0000</meta:user-defined>
  </office:meta>
</office:document-meta>
</file>